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B000000DEF478DFD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4.08cm"/>
    </style:style>
    <style:style style:name="Table1.B" style:family="table-column">
      <style:table-column-properties style:column-width="10.763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P1" style:family="paragraph" style:parent-style-name="Header">
      <style:paragraph-properties fo:margin-top="0cm" fo:margin-bottom="0.494cm"/>
    </style:style>
    <style:style style:name="P2" style:family="paragraph" style:parent-style-name="Footer">
      <style:paragraph-properties fo:margin-top="0cm" fo:margin-bottom="0.494cm"/>
    </style:style>
    <style:style style:name="P3" style:family="paragraph" style:parent-style-name="footereven">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even">
      <style:paragraph-properties fo:margin-top="0cm" fo:margin-bottom="0.494cm"/>
    </style:style>
    <style:style style:name="P6"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7"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cm" fo:margin-bottom="0.494cm"/>
    </style:style>
    <style:style style:name="P9" style:family="paragraph" style:parent-style-name="arj-table-par">
      <style:paragraph-properties fo:margin-top="0cm" fo:margin-bottom="0.494cm" style:snap-to-layout-grid="false"/>
    </style:style>
    <style:style style:name="P10" style:family="paragraph" style:parent-style-name="Footer">
      <style:paragraph-properties fo:margin-left="0.035cm" fo:margin-right="0cm" fo:text-indent="0cm"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071cm" fo:margin-right="0cm" fo:text-indent="0cm" style:auto-text-indent="false"/>
    </style:style>
    <style:style style:name="P13" style:family="paragraph" style:parent-style-name="arj-chaptertitle">
      <style:paragraph-properties fo:margin-top="0.42cm" fo:margin-bottom="0.69cm"/>
      <style:text-properties fo:language="en" fo:country="US"/>
    </style:style>
    <style:style style:name="P14" style:family="paragraph" style:parent-style-name="Heading_20_1">
      <style:paragraph-properties fo:margin-top="0.019cm" fo:margin-bottom="0cm"/>
    </style:style>
    <style:style style:name="P15" style:family="paragraph" style:parent-style-name="arj-table-par">
      <style:paragraph-properties fo:margin-top="0.494cm" fo:margin-bottom="0cm"/>
    </style:style>
    <style:style style:name="P16" style:family="paragraph" style:parent-style-name="arj-numlist">
      <style:paragraph-properties fo:margin-top="0.494cm" fo:margin-bottom="0cm"/>
    </style:style>
    <style:style style:name="P17" style:family="paragraph" style:parent-style-name="arj-table-par">
      <style:paragraph-properties fo:margin-top="0cm" fo:margin-bottom="0cm" style:snap-to-layout-grid="false"/>
    </style:style>
    <style:style style:name="P18" style:family="paragraph" style:parent-style-name="arj-code">
      <style:paragraph-properties fo:margin-top="0cm" fo:margin-bottom="0cm"/>
    </style:style>
    <style:style style:name="P19" style:family="paragraph" style:parent-style-name="arj-numlist">
      <style:paragraph-properties fo:margin-top="0cm" fo:margin-bottom="0cm"/>
    </style:style>
    <style:style style:name="P20" style:family="paragraph" style:parent-style-name="Text_20_body">
      <style:text-properties fo:font-size="16pt" style:font-size-asian="16pt" style:font-size-complex="16pt"/>
    </style:style>
    <style:style style:name="P21" style:family="paragraph" style:parent-style-name="Standard">
      <style:text-properties style:font-size-complex="11pt"/>
    </style:style>
    <style:style style:name="P22" style:family="paragraph" style:parent-style-name="Standard">
      <style:paragraph-properties fo:margin-left="2.54cm" fo:margin-right="0cm" fo:margin-top="0cm" fo:margin-bottom="0cm" fo:text-align="start" style:justify-single-word="false" fo:text-indent="0cm" style:auto-text-indent="false"/>
      <style:text-properties style:font-size-complex="11pt"/>
    </style:style>
    <style:style style:name="P23" style:family="paragraph" style:parent-style-name="Contents_20_1">
      <style:paragraph-properties>
        <style:tab-stops>
          <style:tab-stop style:position="7.313cm" style:leader-style="dotted" style:leader-text="."/>
          <style:tab-stop style:position="16.937cm" style:type="right" style:leader-style="dotted" style:leader-text="."/>
        </style:tab-stops>
      </style:paragraph-properties>
    </style:style>
    <style:style style:name="P24" style:family="paragraph" style:parent-style-name="Contents_20_2">
      <style:paragraph-properties>
        <style:tab-stops>
          <style:tab-stop style:position="16.588cm" style:type="right" style:leader-style="dotted" style:leader-text="."/>
        </style:tab-stops>
      </style:paragraph-properties>
    </style:style>
    <style:style style:name="P25" style:family="paragraph" style:parent-style-name="Heading_20_2">
      <style:paragraph-properties fo:margin-top="0.423cm" fo:margin-bottom="0.494cm"/>
    </style:style>
    <style:style style:name="P26" style:family="paragraph" style:parent-style-name="arj-chapter-nonumber" style:master-page-name="Convert_20_2"/>
    <style:style style:name="P27" style:family="paragraph" style:parent-style-name="arj-title" style:master-page-name="First_20_Page">
      <style:paragraph-properties style:page-number="1"/>
    </style:style>
    <style:style style:name="P28" style:family="paragraph" style:parent-style-name="arj-chapternumber" style:master-page-name="Convert_20_3"/>
    <style:style style:name="P29" style:family="paragraph" style:parent-style-name="Standard" style:list-style-name="WW8Num14">
      <style:paragraph-properties fo:margin-left="0cm" fo:margin-right="0cm" fo:margin-top="0.494cm" fo:margin-bottom="0cm" fo:text-indent="0cm" style:auto-text-indent="false"/>
      <style:text-properties style:font-size-complex="11pt"/>
    </style:style>
    <style:style style:name="P30" style:family="paragraph" style:parent-style-name="Standard" style:list-style-name="WW8Num11">
      <style:paragraph-properties fo:margin-left="0cm" fo:margin-right="0cm" fo:margin-top="0.494cm" fo:margin-bottom="0cm" fo:text-align="start" style:justify-single-word="false" fo:text-indent="0cm" style:auto-text-indent="false"/>
      <style:text-properties style:font-size-complex="11pt"/>
    </style:style>
    <style:style style:name="P31" style:family="paragraph" style:parent-style-name="Standard" style:list-style-name="WW8Num18">
      <style:paragraph-properties fo:margin-left="0cm" fo:margin-right="0cm" fo:margin-top="0.494cm" fo:margin-bottom="0cm" fo:text-indent="0cm" style:auto-text-indent="false"/>
    </style:style>
    <style:style style:name="P32" style:family="paragraph" style:parent-style-name="Standard" style:list-style-name="WW8Num14">
      <style:paragraph-properties fo:margin-left="0cm" fo:margin-right="0cm" fo:margin-top="0cm" fo:margin-bottom="0cm" fo:text-indent="0cm" style:auto-text-indent="false"/>
      <style:text-properties style:font-size-complex="11pt"/>
    </style:style>
    <style:style style:name="P33" style:family="paragraph" style:parent-style-name="Standard" style:list-style-name="WW8Num11">
      <style:paragraph-properties fo:margin-left="0cm" fo:margin-right="0cm" fo:margin-top="0cm" fo:margin-bottom="0cm" fo:text-align="start" style:justify-single-word="false" fo:text-indent="0cm" style:auto-text-indent="false"/>
      <style:text-properties style:font-size-complex="11pt"/>
    </style:style>
    <style:style style:name="P34" style:family="paragraph" style:parent-style-name="Standard" style:list-style-name="WW8Num11">
      <style:paragraph-properties fo:margin-left="0cm" fo:margin-right="0cm" fo:margin-top="0cm" fo:margin-bottom="0cm" fo:text-align="start" style:justify-single-word="false" fo:text-indent="0cm" style:auto-text-indent="false"/>
      <style:text-properties style:font-size-complex="11pt"/>
    </style:style>
    <style:style style:name="P35" style:family="paragraph" style:parent-style-name="Standard" style:list-style-name="WW8Num11">
      <style:paragraph-properties fo:margin-left="0cm" fo:margin-right="0cm" fo:margin-top="0cm" fo:margin-bottom="0cm" fo:text-align="start" style:justify-single-word="false" fo:text-indent="0cm" style:auto-text-indent="false"/>
      <style:text-properties style:font-size-complex="11pt"/>
    </style:style>
    <style:style style:name="P36" style:family="paragraph" style:parent-style-name="Standard" style:list-style-name="WW8Num11">
      <style:paragraph-properties fo:margin-left="0cm" fo:margin-right="0cm" fo:margin-top="0cm" fo:margin-bottom="0cm" fo:text-align="start" style:justify-single-word="false" fo:text-indent="0cm" style:auto-text-indent="false"/>
      <style:text-properties style:font-size-complex="11pt"/>
    </style:style>
    <style:style style:name="P37" style:family="paragraph" style:parent-style-name="Standard" style:list-style-name="WW8Num18">
      <style:paragraph-properties fo:margin-left="0cm" fo:margin-right="0cm" fo:margin-top="0cm" fo:margin-bottom="0cm" fo:text-indent="0cm" style:auto-text-indent="false"/>
    </style:style>
    <style:style style:name="P38" style:family="paragraph" style:parent-style-name="Standard" style:list-style-name="WW8Num18">
      <style:paragraph-properties fo:margin-left="0cm" fo:margin-right="0cm" fo:margin-top="0cm" fo:margin-bottom="0cm" fo:text-indent="0cm" style:auto-text-indent="false"/>
      <style:text-properties fo:language="fr" fo:country="FR"/>
    </style:style>
    <style:style style:name="P39" style:family="paragraph" style:parent-style-name="Standard" style:list-style-name="WW8Num18">
      <style:paragraph-properties fo:margin-left="0cm" fo:margin-right="0cm" fo:margin-top="0cm" fo:margin-bottom="0cm" fo:text-indent="0cm" style:auto-text-indent="false"/>
    </style:style>
    <style:style style:name="P40" style:family="paragraph" style:parent-style-name="Standard" style:list-style-name="WW8Num18">
      <style:paragraph-properties fo:margin-left="0cm" fo:margin-right="0cm" fo:margin-top="0cm" fo:margin-bottom="0cm" fo:text-indent="0cm" style:auto-text-indent="false"/>
    </style:style>
    <style:style style:name="P41" style:family="paragraph" style:parent-style-name="Standard" style:list-style-name="WW8Num18">
      <style:paragraph-properties fo:margin-left="0cm" fo:margin-right="0cm" fo:margin-top="0cm" fo:margin-bottom="0cm" fo:text-indent="0cm" style:auto-text-indent="false"/>
    </style:style>
    <style:style style:name="P42" style:family="paragraph" style:parent-style-name="Standard" style:list-style-name="WW8Num18">
      <style:paragraph-properties fo:margin-left="0cm" fo:margin-right="0cm" fo:margin-top="0cm" fo:margin-bottom="0cm" fo:text-indent="0cm" style:auto-text-indent="false"/>
    </style:style>
    <style:style style:name="P43" style:family="paragraph" style:parent-style-name="Standard" style:list-style-name="WW8Num18">
      <style:paragraph-properties fo:margin-left="0cm" fo:margin-right="0cm" fo:margin-top="0cm" fo:margin-bottom="0cm" fo:text-indent="0cm" style:auto-text-indent="false"/>
    </style:style>
    <style:style style:name="P44" style:family="paragraph" style:parent-style-name="Standard" style:list-style-name="WW8Num18">
      <style:paragraph-properties fo:margin-left="0cm" fo:margin-right="0cm" fo:margin-top="0cm" fo:margin-bottom="0cm" fo:text-indent="0cm" style:auto-text-indent="false"/>
    </style:style>
    <style:style style:name="P45" style:family="paragraph" style:parent-style-name="Standard" style:list-style-name="WW8Num18">
      <style:paragraph-properties fo:margin-left="0cm" fo:margin-right="0cm" fo:margin-top="0cm" fo:margin-bottom="0cm" fo:text-indent="0cm" style:auto-text-indent="false"/>
    </style:style>
    <style:style style:name="P46" style:family="paragraph" style:parent-style-name="Standard" style:list-style-name="WW8Num14">
      <style:paragraph-properties fo:margin-left="0cm" fo:margin-right="0cm" fo:margin-top="0cm" fo:margin-bottom="0.494cm" fo:text-indent="0cm" style:auto-text-indent="false"/>
      <style:text-properties style:font-size-complex="11pt"/>
    </style:style>
    <style:style style:name="P47" style:family="paragraph" style:parent-style-name="Standard" style:list-style-name="WW8Num11">
      <style:paragraph-properties fo:margin-left="0cm" fo:margin-right="0cm" fo:margin-top="0cm" fo:margin-bottom="0.494cm" fo:text-align="start" style:justify-single-word="false" fo:text-indent="0cm" style:auto-text-indent="false"/>
      <style:text-properties style:font-size-complex="11pt"/>
    </style:style>
    <style:style style:name="P48" style:family="paragraph" style:parent-style-name="Standard" style:list-style-name="WW8Num18">
      <style:paragraph-properties fo:margin-left="0cm" fo:margin-right="0cm" fo:margin-top="0cm" fo:margin-bottom="0.494cm" fo:text-indent="0cm" style:auto-text-indent="false"/>
    </style:style>
    <style:style style:name="P49" style:family="paragraph" style:parent-style-name="Standard" style:list-style-name="WW8Num13">
      <style:paragraph-properties fo:margin-left="1.27cm" fo:margin-right="0cm" fo:margin-top="0.494cm" fo:margin-bottom="0cm" fo:text-align="start" style:justify-single-word="false" fo:text-indent="0cm" style:auto-text-indent="false">
        <style:tab-stops>
          <style:tab-stop style:position="1.27cm"/>
        </style:tab-stops>
      </style:paragraph-properties>
    </style:style>
    <style:style style:name="P50" style:family="paragraph" style:parent-style-name="Standard" style:list-style-name="WW8Num17">
      <style:paragraph-properties fo:margin-left="1.27cm" fo:margin-right="0cm" fo:margin-top="0.494cm" fo:margin-bottom="0cm" fo:text-align="start" style:justify-single-word="false" fo:text-indent="0cm" style:auto-text-indent="false">
        <style:tab-stops>
          <style:tab-stop style:position="1.27cm"/>
        </style:tab-stops>
      </style:paragraph-properties>
    </style:style>
    <style:style style:name="P51" style:family="paragraph" style:parent-style-name="Standard" style:list-style-name="WW8Num13">
      <style:paragraph-properties fo:margin-left="1.27cm" fo:margin-right="0cm" fo:margin-top="0cm" fo:margin-bottom="0.494cm" fo:text-align="start" style:justify-single-word="false" fo:text-indent="0cm" style:auto-text-indent="false">
        <style:tab-stops>
          <style:tab-stop style:position="1.27cm"/>
        </style:tab-stops>
      </style:paragraph-properties>
    </style:style>
    <style:style style:name="P52" style:family="paragraph" style:parent-style-name="Standard" style:list-style-name="WW8Num17">
      <style:paragraph-properties fo:margin-left="1.27cm" fo:margin-right="0cm" fo:margin-top="0cm" fo:margin-bottom="0.494cm" fo:text-align="start" style:justify-single-word="false" fo:text-indent="0cm" style:auto-text-indent="false">
        <style:tab-stops>
          <style:tab-stop style:position="1.27cm"/>
        </style:tab-stops>
      </style:paragraph-properties>
    </style:style>
    <style:style style:name="P53" style:family="paragraph" style:parent-style-name="Standard" style:list-style-name="WW8Num17">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54" style:family="paragraph" style:parent-style-name="Standard" style:list-style-name="WW8Num17">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55" style:family="paragraph" style:parent-style-name="Standard" style:list-style-name="WW8Num17">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56" style:family="paragraph" style:parent-style-name="Standard" style:list-style-name="WW8Num17">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57" style:family="paragraph" style:parent-style-name="Standard" style:list-style-name="WW8Num17">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58" style:family="paragraph" style:parent-style-name="Standard" style:list-style-name="WW8Num17">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59" style:family="paragraph" style:parent-style-name="Standard" style:list-style-name="WW8Num17">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60" style:family="paragraph" style:parent-style-name="Standard" style:list-style-name="WW8Num17">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fo:font-size="10pt" style:font-size-asian="10pt" style:font-name-complex="Courier New" style:font-size-complex="10pt"/>
    </style:style>
    <style:style style:name="T7" style:family="text">
      <style:text-properties style:font-name="Courier New" style:font-name-complex="Courier New"/>
    </style:style>
    <style:style style:name="T8" style:family="text">
      <style:text-properties style:font-name="Courier New" style:font-name-complex="Courier New" style:font-size-complex="11pt"/>
    </style:style>
    <style:style style:name="T9" style:family="text">
      <style:text-properties style:font-name-complex="Courier New"/>
    </style:style>
    <style:style style:name="T10" style:family="text">
      <style:text-properties style:font-size-complex="11pt"/>
    </style:style>
    <style:style style:name="T11" style:family="text">
      <style:text-properties fo:color="#000000" fo:language="zxx" fo:country="none" style:language-asian="zxx" style:country-asian="none"/>
    </style:style>
    <style:style style:name="T12" style:family="text">
      <style:text-properties fo:color="#000000" style:font-name="Courier New" fo:font-size="9pt" fo:language="zxx" fo:country="none" style:font-size-asian="9pt" style:language-asian="zxx" style:country-asian="none"/>
    </style:style>
    <style:style style:name="T13"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number:date-style style:name="N106">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arj-title"/>
      <text:p text:style-name="arj-title"/>
      <text:p text:style-name="arj-title"/>
      <text:p text:style-name="arj-title"/>
      <text:p text:style-name="arj-title"><text:bookmark-start text:name="prodname"/><text:text-input text:description="prodname">JBoss Transactions API 4.6.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A-AG</text:text-input>-<text:date style:data-style-name="N30" text:date-value="2009-02-14T22:27:44.99">2/14/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7.976cm" svg:height="2.858cm" draw:z-index="0"><draw:image xlink:href="Pictures/10000000000001FB000000DEF478DFDF.png" xlink:type="simple" xlink:show="embed" xlink:actuate="onLoad"/></draw:frame></text:p>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09-02-14T22:27:46">2009</text:date> JBoss Inc.</text:p>
      <text:p text:style-name="Standard"/>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3"><text:line-break/>About This Guide<text:tab/>4</text:p>
          <text:p text:style-name="P24">What This Guide Contains<text:tab/>4</text:p>
          <text:p text:style-name="P24">Audience<text:tab/>4</text:p>
          <text:p text:style-name="P24">Prerequisites<text:tab/>4</text:p>
          <text:p text:style-name="P24">Organization<text:tab/>4</text:p>
          <text:p text:style-name="P24">Documentation Conventions<text:tab/>4</text:p>
          <text:p text:style-name="P24">Additional Documentation<text:tab/>5</text:p>
          <text:p text:style-name="P24">Contacting Us<text:tab/>5</text:p>
          <text:p text:style-name="P23">Administration of ArjunaTA<text:tab/>6</text:p>
          <text:p text:style-name="P24">Introduction<text:tab/>6</text:p>
          <text:p text:style-name="P24">ObjectStore management<text:tab/>6</text:p>
          <text:p text:style-name="P24">ArjunaTA runtime information<text:tab/>7</text:p>
          <text:p text:style-name="P24">Failure recovery administration<text:tab/>7</text:p>
          <text:p text:style-name="P24">The Recovery Manager<text:tab/>7</text:p>
          <text:p text:style-name="P24">Configuring the Recovery Manager<text:tab/>8</text:p>
          <text:p text:style-name="P24">Periodic Recovery<text:tab/>10</text:p>
          <text:p text:style-name="P24">Expired entry removal<text:tab/>12</text:p>
          <text:p text:style-name="P24">Errors and Exceptions<text:tab/>12</text:p>
          <text:p text:style-name="P24">Selecting the JTA implementation<text:tab/>13</text:p>
        </text:index-body>
      </text:table-of-content>
      <text:p text:style-name="P26"/>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administer <text:bookmark-ref text:reference-format="text" text:ref-name="prodname">JBoss Transactions API 4.4.0</text:bookmark-ref>.</text:p>
      <text:p text:style-name="Heading_20_1">Audience</text:p>
      <text:p text:style-name="arj-paragraph">This guide is most relevant to engineers who are responsible for administration of <text:bookmark-ref text:reference-format="text" text:ref-name="prodname">JBoss Transactions API 4.4.0</text:bookmark-ref> installations.</text:p>
      <text:p text:style-name="Heading_20_1">Prerequisites</text:p>
      <text:p text:style-name="arj-paragraph">In order to administer <text:span text:style-name="T2">ArjunaTA</text:span> it is first necessary to understand that it relies on ArjunaCore for a lot of the transaction functionality. As such, it is important to read the ArjunaCore Administration Guide before attempting to administer <text:span text:style-name="T2">ArjunaTA</text:span>.</text:p>
      <text:p text:style-name="Heading_20_1">Organization</text:p>
      <text:p text:style-name="arj-paragraph">This guide contains the following chapters:</text:p>
      <text:list text:style-name="WW8Num23">
        <text:list-item>
          <text:p text:style-name="arj-bullet"><text:span text:style-name="arj-bold">Chapter 1, Administration of ArjunaTA: </text:span>describes how to administer ArjunaTA, mainly by selecting the variant of JTA implementation: pure local or remote (allowing distributed transactions)<text:span text:style-name="arj-bold">.</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7">Convention</text:p>
          </table:table-cell>
          <table:table-cell table:style-name="Table1.B1" office:value-type="string">
            <text:p text:style-name="P17">Description</text:p>
          </table:table-cell>
        </table:table-row>
        <table:table-row table:style-name="Table1.1">
          <table:table-cell table:style-name="Table1.A2" office:value-type="string">
            <text:p text:style-name="P17"><text:span text:style-name="arj-emphasis">Italic</text:span></text:p>
          </table:table-cell>
          <table:table-cell table:style-name="Table1.B2" office:value-type="string">
            <text:p text:style-name="P17">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7"><text:span text:style-name="arj-bold">Bold</text:span></text:p>
          </table:table-cell>
          <table:table-cell table:style-name="Table1.B3" office:value-type="string">
            <text:p text:style-name="P17">Emphasizes items of particular importance.</text:p>
          </table:table-cell>
        </table:table-row>
        <table:table-row table:style-name="Table1.1">
          <table:table-cell table:style-name="Table1.A3" office:value-type="string">
            <text:p text:style-name="P17"><text:span text:style-name="arj-codechar">Code</text:span></text:p>
          </table:table-cell>
          <table:table-cell table:style-name="Table1.B3" office:value-type="string">
            <text:p text:style-name="P17">Text that represents programming code.</text:p>
          </table:table-cell>
        </table:table-row>
        <table:table-row table:style-name="Table1.1">
          <table:table-cell table:style-name="Table1.A3" office:value-type="string">
            <text:p text:style-name="P17"><text:span text:style-name="arj-function">Function | Function</text:span></text:p>
          </table:table-cell>
          <table:table-cell table:style-name="Table1.B3" office:value-type="string">
            <text:p text:style-name="P17">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7">(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7"><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4.0</text:bookmark-ref> documentation set:</text:p>
      <text:list text:style-name="WW8Num23">
        <text:list-item text:start-value="1">
          <text:p text:style-name="arj-bullet"><text:span text:style-name="T3"><text:bookmark-ref text:reference-format="text" text:ref-name="prodname">JBoss Transactions API 4.4.0</text:bookmark-ref></text:span> <text:span text:style-name="arj-emphasis">Release Notes</text:span>: <text:s/>Provides late-breaking information about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Installation Guide</text:span>: <text:s/>This guide provides instructions for installing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4.0</text:bookmark-ref><text:span text:style-name="T3"> </text:span>should be directed to our support team.</text:p>
      <text:p text:style-name="arj-paragraph"/>
      <text:list text:style-name="WW8Num26">
        <text:list-item text:start-value="1">
          <text:p text:style-name="P28"/>
        </text:list-item>
      </text:list>
      <text:p text:style-name="P13">Administration of ArjunaTA</text:p>
      <text:p text:style-name="P14">Introduction</text:p>
      <text:p text:style-name="Standard"><text:alphabetical-index-mark text:string-value="Administration"/>Apart from ensuring that the run-time system is executing normally, there is little continuous administration needed for the <text:span text:style-name="T1">ArjunaTA</text:span> software. There are a few points however, that should be made:</text:p>
      <text:list text:style-name="WW8Num23">
        <text:list-item text:start-value="1">
          <text:p text:style-name="bl">The present implementation of the <text:span text:style-name="T1">ArjunaTA</text:span> system provides no security or protection for data. The objects stored in the <text:span text:style-name="T1">ArjunaTA</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bl"><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bl">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ArjunaTA</text:span> software can neither detect nor correct references to old object state by new operation versions or vice versa.</text:p>
        </text:list-item>
        <text:list-item>
          <text:p text:style-name="bl">Object store management is critically important to the transaction service.</text:p>
        </text:list-item>
      </text:list>
      <text:p text:style-name="Heading_20_1"><text:bookmark-start text:name="_Ref504799628"/>ObjectStore management<text:bookmark-end text:name="_Ref504799628"/></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TA runtime information<text:bookmark-end text:name="_Ref483552230"/></text:p>
      <text:p text:style-name="Standard">Each module that comprises <text:span text:style-name="T1">ArjunaTA</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Failure recovery administration</text:p>
      <text:p text:style-name="Standard">The failure recovery subsystem of <text:span text:style-name="T2">ArjunaTA</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text:style-name="WW8Num22">
        <text:list-item>
          <text:p text:style-name="arj-caution">If the ObjectStore is destroyed or modified, recovery may not be possible.</text:p>
        </text:list-item>
      </text:list>
      <text:p text:style-name="Standard">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25" text:outline-level="2">The Recovery Manager</text:h>
      <text:p text:style-name="Standard"><text:alphabetical-index-mark text:string-value="setup" text:key1="Crash recovery"/>The failure recovery subsystem of <text:span text:style-name="T2">ArjunaTA</text:span> requires that the stand-alone Recovery Manager process be running for each ObjectStore (typically one for each node on the network that is running <text:span text:style-name="T2">ArjunaTA</text:span> applications). The <text:span text:style-name="T9">RecoveryManager</text:span> file is located in the <text:span text:style-name="T2">arjunacore</text:span> jar file within the package <text:span text:style-name="T9">com.arjuna.ats.arjuna.recovery.RecoveryManager</text:span>. To start the Recovery Manager issue the following command:</text:p>
      <text:p text:style-name="arj-code">java com.arjuna.ats.arjuna.recovery.RecoveryManager</text:p>
      <text:p text:style-name="Standard">If the <text:span text:style-name="T5">-test</text:span> flag is used with the Recovery Manager then it will display a “Ready” message when initialised, i.e.,</text:p>
      <text:p text:style-name="arj-code">java com.arjuna.ats.arjuna.recovery.RecoveryManager -test</text:p>
      <text:h text:style-name="P25"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p text:style-name="P20">Output</text:p>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7">DEBUG, INFO, WARN, ERROR</text:span> and <text:span text:style-name="T7">FATAL</text:span>. Defined Levels are ordered according to their integer values as follows: <text:span text:style-name="T7">DEBUG &lt; INFO &lt; WARN &lt; ERROR &lt; FATAL</text:span>. </text:p>
      <text:p text:style-name="P21">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text:style-name="WW8Num16">
        <text:list-item text:start-value="1">
          <text:p text:style-name="arj-note">These conditions are applied if and only the DEBUG level is enabled and the log request performed by the application specifies debugging granularity. </text:p>
        </text:list-item>
      </text:list>
      <text:p text:style-name="P21">When enabled, Debugging is filtered conditionally on three variables: </text:p>
      <text:list text:style-name="WW8Num14">
        <text:list-item>
          <text:p text:style-name="P29">Debugging level: this is where the log request with the DEBUG Level is generated from, e.g., constructors or basic methods. </text:p>
        </text:list-item>
        <text:list-item>
          <text:p text:style-name="P32">Visibility level: the visibility of the constructor, method, etc. that generates the debugging. </text:p>
        </text:list-item>
        <text:list-item>
          <text:p text:style-name="P46">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ArjunaTA uses the default Debugging level and the default Visibility level provided by CLF, but it defines its own Facility Code. ArjunaTA uses the default level assigned to its logger objects (DEBUG). However, it uses the finer debugging features to disable or enable debug messages. <text:s/>Finer debugging values used by the ArjunaTA are defined below:</text:p>
      <text:p text:style-name="Standard">Debugging level – ArjunaTA uses the default values defined in the class <text:span text:style-name="T6">com.arjuna.common.util.logging.DebugLevel</text:span></text:p>
      <text:list text:style-name="WW8Num13">
        <text:list-item>
          <text:p text:style-name="P49"><text:span text:style-name="T8">NO_DEBUGGING</text:span><text:span text:style-name="T10">:  No diagnostics. <text:line-break/>A logger object assigned with this values discard all debug requests </text:span></text:p>
        </text:list-item>
        <text:list-item>
          <text:p text:style-name="P51"><text:span text:style-name="T8">FULL_DEBUGGING</text:span><text:span text:style-name="T10">: Full diagnostics. <text:line-break/>A Logger object assigned with this value allows all debug requests if the facility code and the visibility level match those allowed by the logger.</text:span></text:p>
        </text:list-item>
      </text:list>
      <text:p text:style-name="P22">Additional Debugging Values are: </text:p>
      <text:list text:style-name="WW8Num17">
        <text:list-item>
          <text:p text:style-name="P50"><text:span text:style-name="T8">CONSTRUCTORS</text:span><text:span text:style-name="T10">: Diagnostics from constructors. </text:span></text:p>
        </text:list-item>
        <text:list-item>
          <text:p text:style-name="P53"><text:span text:style-name="T8">DESTRUCTORS</text:span><text:span text:style-name="T10">:  Diagnostics from finalizers. </text:span></text:p>
        </text:list-item>
        <text:list-item>
          <text:p text:style-name="P53"><text:span text:style-name="T8">CONSTRUCT_AND_DESTRUCT</text:span><text:span text:style-name="T10">: Diagnostics from constructors and finalizers. </text:span></text:p>
        </text:list-item>
        <text:list-item>
          <text:p text:style-name="P53"><text:span text:style-name="T8">FUNCTIONS</text:span><text:span text:style-name="T10">:  Diagnostics from functions. </text:span></text:p>
        </text:list-item>
        <text:list-item>
          <text:p text:style-name="P53"><text:span text:style-name="T8">OPERATORS</text:span><text:span text:style-name="T10">:  Diagnostics from operators, such as equals. </text:span></text:p>
        </text:list-item>
        <text:list-item>
          <text:p text:style-name="P53"><text:span text:style-name="T8">FUNCS_AND_OPS</text:span><text:span text:style-name="T10">: Diagnostics from functions and operations. </text:span></text:p>
        </text:list-item>
        <text:list-item>
          <text:p text:style-name="P53"><text:span text:style-name="T8">ALL_NON_TRIVIAL</text:span><text:span text:style-name="T10">: Diagnostics from all non-trivial operations. </text:span></text:p>
        </text:list-item>
        <text:list-item>
          <text:p text:style-name="P53"><text:span text:style-name="T8">TRIVIAL_FUNCS</text:span><text:span text:style-name="T10">:  Diagnostics from trivial functions. </text:span></text:p>
        </text:list-item>
        <text:list-item>
          <text:p text:style-name="P53"><text:span text:style-name="T8">TRIVIAL_OPERATORS</text:span><text:span text:style-name="T10">: Diagnostics from trivial operations, and operators. </text:span></text:p>
        </text:list-item>
        <text:list-item>
          <text:p text:style-name="P52"><text:span text:style-name="T8">ALL_TRIVIAL</text:span><text:span text:style-name="T10">:  Diagnostics from all trivial operations. </text:span></text:p>
        </text:list-item>
      </text:list>
      <text:p text:style-name="Standard">Visibility level – ArjunaTA uses the default values defined in the class <text:span text:style-name="T6">com.arjuna.common.util.logging.VisibilityLevel</text:span></text:p>
      <text:list text:style-name="WW8Num11">
        <text:list-item>
          <text:p text:style-name="P30">VIS_NONE:  No Diagnostic </text:p>
        </text:list-item>
        <text:list-item>
          <text:p text:style-name="P33">VIS_PRIVATE :  only from private methods. </text:p>
        </text:list-item>
        <text:list-item>
          <text:p text:style-name="P33">VIS_PROTECTED  only from protected methods. </text:p>
        </text:list-item>
        <text:list-item>
          <text:p text:style-name="P33">VIS_PUBLIC   only from public methods. </text:p>
        </text:list-item>
        <text:list-item>
          <text:p text:style-name="P33">VIS_PACKAGE   only from package methods. </text:p>
        </text:list-item>
        <text:list-item>
          <text:p text:style-name="P47">VIS_ALL:  Full Diagnostic </text:p>
        </text:list-item>
      </text:list>
      <text:p text:style-name="Standard">Facility Code – ArjunaTA uses the following values defined in the class <text:span text:style-name="T6">com.arjuna.common.util.logging.FacilityCode</text:span></text:p>
      <text:list text:style-name="WW8Num18">
        <text:list-item>
          <text:p text:style-name="P31">FAC_ATOMIC_ACTION = 0x0000001 (atomic action core module).</text:p>
        </text:list-item>
        <text:list-item>
          <text:p text:style-name="P37">FAC_BUFFER_MAN = 0x00000004 (state management (buffer) classes).</text:p>
        </text:list-item>
        <text:list-item>
          <text:p text:style-name="P38">FAC_ABSTRACT_REC = 0x00000008 (abstract records).</text:p>
        </text:list-item>
        <text:list-item>
          <text:p text:style-name="P37">FAC_OBJECT_STORE = 0x00000010 (object store implementations).</text:p>
        </text:list-item>
        <text:list-item>
          <text:p text:style-name="P37">FAC_STATE_MAN = 0x00000020 (state management and StateManager).</text:p>
        </text:list-item>
        <text:list-item>
          <text:p text:style-name="P37">FAC_SHMEM = 0x00000040 (shared memory implementation classes).</text:p>
        </text:list-item>
        <text:list-item>
          <text:p text:style-name="P37">FAC_GENERAL = 0x00000080 (general classes).</text:p>
        </text:list-item>
        <text:list-item>
          <text:p text:style-name="P37">FAC_CRASH_RECOVERY = 0x00000800 (detailed trace of crash recovery module and classes).</text:p>
        </text:list-item>
        <text:list-item>
          <text:p text:style-name="P37">FAC_THREADING = 0x00002000 (threading classes).</text:p>
        </text:list-item>
        <text:list-item>
          <text:p text:style-name="P37">FAC_JDBC = 0x00008000 (JDBC 1.0 and 2.0 support).</text:p>
        </text:list-item>
        <text:list-item>
          <text:p text:style-name="P48">FAC_RECOVERY_NORMAL = 0x00040000 (normal output for crash recovery manager).</text:p>
        </text:list-item>
      </text:list>
      <text:p text:style-name="Standard">To ensure appropriate output, it is necessary to set some of the finer debug properties explicitly in the CommonLogging.xml file, to enable logging messages issued by the ArjunaTA module.</text:p>
      <text:p text:style-name="Standard">Messages describing the start and the periodical behavior made by the RecoveryManager are output using the INFO level. If other debug tracing is wanted, the finer debugging level should be set appropriately. For instance, the following configuration, in the CommonLogging.xml, enables all debug messages related to the Crash Recovery <text:s/>protocol and issued by the ArjunaTA module. </text:p>
      <text:p text:style-name="P18">&lt;!-- <text:s/>Common logging related properties. <text:s text:c="2"/>--&gt;</text:p>
      <text:p text:style-name="P18"><text:s text:c="6"/>&lt;property</text:p>
      <text:p text:style-name="P18"><text:s text:c="8"/>name="com.arjuna.common.util.logging.DebugLevel"</text:p>
      <text:p text:style-name="P18"><text:s text:c="8"/>value="0x00000000"/&gt;</text:p>
      <text:p text:style-name="P18"><text:s text:c="6"/>&lt;property<text:line-break/> <text:s text:c="7"/>name="com.arjuna.common.util.logging.FacilityLevel"</text:p>
      <text:p text:style-name="P18"><text:s text:c="8"/>value="0xffffffff"/&gt;</text:p>
      <text:p text:style-name="P18"><text:s text:c="6"/>&lt;property<text:line-break/> <text:s text:c="7"/>name="com.arjuna.common.util.logging.VisibilityLevel"</text:p>
      <text:p text:style-name="P18"><text:s text:c="8"/>value="0xffffffff"/&gt;</text:p>
      <text:list text:style-name="WW8Num16">
        <text:list-item text:start-value="1">
          <text:p text:style-name="arj-note">Two logger objects are provided, one manages I18N <text:s/>messages <text:s/>and a second does not.</text:p>
        </text:list-item>
      </text:list>
      <text:p text:style-name="Standard">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25" text:outline-level="2">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text:style-name="WW8Num16" text:continue-numbering="true">
        <text:list-item>
          <text:p text:style-name="arj-note">In previous versions of Arjuna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ArjunaTA</text:span>, supporting various aspects of transaction recovery including JDBC recovery. It is possible for advanced users to create their own recovery modules and register them with the Recovery Manager. The recovery modules are registered with <text:span text:style-name="T11">the</text:span><text:span text:style-name="T12"> RecoveryManager </text:span><text:span text:style-name="T11">using properties that begin</text:span> with “com.arjuna.ats.arjuna.recovery.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com.arjuna.ats.arjuna.recovery.recoveryExtension1 = com.arjuna.ats.internal.ts.arjuna.recovery.AtomicActionRecoveryModule</text:p>
      <text:p text:style-name="arj-code"/>
      <text:p text:style-name="arj-code">com.arjuna.ats.arjuna.recovery.recoveryExtension2 = com.arjuna.ats.txoj.recovery.TORecoveryModule</text:p>
      <text:h text:style-name="P25" text:outline-level="2">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 as the value of a property whose name begins with “com.arjuna.ats.arjuna.recovery.expiryScanner”. The RecoveryManager calls the scan() method on each loaded Expiry Scanner implementation at an interval determined by the property “com.arjuna.ats.arjuna.recovery.expiryScanInterval”. This value is given in <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ext:bookmark-start text:name="DDE_LINK"/>This is the interval after which a process that cannot be contacted will be considered dead. It should be long enough to avoid accidentally removing valid entries due to short lived transient errors such as network downtime.<text:bookmark-end text:name="DDE_LINK"/></text:p>
      <text:p text:style-name="Standard">The Expiry Scanner properties for these are:</text:p>
      <text:p text:style-name="arj-code">com.arjuna.ats.arjuna.recovery.expiryScannerTransactionStatusManager = com.arjuna.ats.internal.ts.arjuna.recovery.ExpiredTransactionStatusManagerScanner</text:p>
      <text:p text:style-name="Heading_20_1">Errors and Exceptions</text:p>
      <text:p text:style-name="Standard"><text:alphabetical-index-mark text:string-value="Exceptions"/>In this section we shall cover the types of errors and exceptions which may be thrown or reported during a transactional application and give probable indications of their causes.</text:p>
      <text:list text:style-name="WW8Num23">
        <text:list-item text:start-value="1">
          <text:p text:style-name="bl"><text:alphabetical-index-mark text:string-value="NO_MEMORY" text:key1="Exceptions"/><text:span text:style-name="T4">NO_MEMORY</text:span>: the application has run out of memory (thrown an <text:span text:style-name="T4">OutOfMemoryError</text:span>) and <text:span text:style-name="T1">ArjunaTA </text:span>has attempted to do some cleanup (by running the garbage collector) before re-throwing the exception. This is probably a transient problem and retrying the invocation should succeed.</text:p>
        </text:list-item>
        <text:list-item>
          <text:p text:style-name="bl"><text:span text:style-name="T5">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bl"><text:span text:style-name="T5">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bl"><text:span text:style-name="T5">com.arjuna.ats.arjuna.exceptions.ObjectStoreError</text:span>: an error occurred while the transaction service attempted to use the object store. Further forward progress is not possible.</text:p>
        </text:list-item>
        <text:list-item>
          <text:p text:style-name="bl">Object store warnings about access problems on states may occur during the normal execution of crash recovery. This is the result of multiple concurrent attempts to perform recovery on the same transaction. It can be safely ignored. </text:p>
        </text:list-item>
      </text:list>
      <text:p text:style-name="Heading_20_1">Selecting the JTA implementation</text:p>
      <text:p text:style-name="arj-paragraph">Two variants of the JTA implementation are now provided and accessible through the same interface. These are:</text:p>
      <text:list text:style-name="WW8Num23">
        <text:list-item text:start-value="1">
          <text:p text:style-name="arj-bullet">A purely local JTA, which only allows non-distributed JTA transactions to be executed. This is the only version available with the ArjunaTA product.</text:p>
        </text:list-item>
        <text:list-item>
          <text:p text:style-name="arj-bullet">A remote, CORBA-based JTA, which allows distributed JTA transactions to be executed. This version is only available with the ArjunaJTS product and requires a supported CORBA ORB.</text:p>
        </text:list-item>
      </text:list>
      <text:list text:style-name="WW8Num16">
        <text:list-item text:start-value="1">
          <text:p text:style-name="arj-note">both of these implementations are fully compatible with the transactional JDBC driver provided with ArjunaTA.</text:p>
        </text:list-item>
      </text:list>
      <text:p text:style-name="arj-paragraph">In order to select the local JTA implementation it is necessary to perform the following steps:</text:p>
      <text:list text:style-name="WW8Num20">
        <text:list-item>
          <text:p text:style-name="P16">make sure the property com.arjuna.ats.jta.jtaTMImplementation is set to com.arjuna.ats.internal.jta.transaction.arjunacore.TransactionManagerImple.</text:p>
        </text:list-item>
        <text:list-item>
          <text:p text:style-name="P19">make sure the property com.arjuna.ats.jta.jtaUTImplementation is set to com.arjuna.ats.internal.jta.transaction.arjunacore.UserTransactionImple.</text:p>
        </text:list-item>
      </text:list>
      <text:list text:style-name="WW8Num16">
        <text:list-item text:start-value="1">
          <text:p text:style-name="arj-note">these settings are the default values for the properties and do not need to be specified if the local implementation is requi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3">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6">
      <style:paragraph-properties fo:margin-left="-0.005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22">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list-style-name="WW8Num26">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2.101cm" fo:margin-right="0cm" fo:margin-top="0.212cm" fo:margin-bottom="0.212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20">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706cm" fo:margin-bottom="0.494cm">
        <style:tab-stops>
          <style:tab-stop style:position="14.559cm" style:type="right"/>
        </style:tab-stops>
      </style:paragraph-properties>
      <style:text-properties style:font-name="Helvetica-Condensed" fo:font-size="8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1.411cm" fo:margin-bottom="0.494cm" fo:text-align="end" style:justify-single-word="false" fo:padding-left="0cm" fo:padding-right="0cm" fo:padding-top="0cm" fo:padding-bottom="0.035cm" fo:border-left="none" fo:border-right="none" fo:border-top="none" fo:border-bottom="0.018cm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line_20_begin" style:display-name="codeline begin" style:family="paragraph" style:list-style-name="WW8Num25">
      <style:paragraph-properties fo:margin-left="-0.635cm" fo:margin-right="0cm" fo:keep-together="always" fo:orphans="2" fo:widows="2" fo:text-indent="0cm" style:auto-text-indent="false" fo:background-color="#e6e6e6">
        <style:tab-stops>
          <style:tab-stop style:position="1.27cm"/>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Standard" style:list-style-name="WW8Num12">
      <style:paragraph-properties fo:margin-left="0cm" fo:margin-right="0cm" fo:margin-top="0cm" fo:margin-bottom="0cm" fo:text-align="start" style:justify-single-word="false" fo:keep-together="always" fo:text-indent="0cm" style:auto-text-indent="false" fo:keep-with-next="always"/>
      <style:text-properties style:font-name="Futura Bk" fo:font-size="10pt" style:font-size-asian="10pt" style:font-size-complex="10pt"/>
    </style:style>
    <style:style style:name="Chapter_20_Number11" style:display-name="Chapter Number1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8"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21">
      <style:paragraph-properties fo:margin-left="0cm" fo:margin-right="0cm" fo:text-indent="0cm" style:auto-text-indent="false"/>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bl" style:family="paragraph" style:parent-style-name="Standard" style:list-style-name="WW8Num23">
      <style:paragraph-properties fo:margin-left="0.81cm" fo:margin-right="0cm" fo:margin-top="0.212cm" fo:margin-bottom="0.212cm" fo:text-align="start" style:justify-single-word="false" fo:text-indent="0cm"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Symbol"/>
    </style:style>
    <style:style style:name="WW8Num18z1" style:family="text">
      <style:text-properties style:font-name="Courier New" style:font-name-complex="Wingdings"/>
    </style:style>
    <style:style style:name="WW8Num18z2"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WW8Num24z0" style:family="text">
      <style:text-properties fo:color="#000000" style:font-name="Symbol"/>
    </style:style>
    <style:style style:name="WW8Num24z1" style:family="text">
      <style:text-properties fo:color="#000000" style:font-name="Wingdings"/>
    </style:style>
    <style:style style:name="WW8Num24z3" style:family="text">
      <style:text-properties style:font-name="Symbol"/>
    </style:style>
    <style:style style:name="WW8Num24z5" style:family="text">
      <style:text-properties style:font-name="Wingdings"/>
    </style:style>
    <style:style style:name="WW8Num25z0" style:family="text">
      <style:text-properties style:font-name="Symbol"/>
    </style:style>
    <style:style style:name="WW8Num25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1"/>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2" style:num-suffix="." text:bullet-char="">
        <style:list-level-properties text:space-before="5.715cm" text:min-label-width="0.635cm"/>
        <style:text-properties style:font-name="Wingdings"/>
      </text:list-level-style-bullet>
      <text:list-level-style-bullet text:level="5" text:style-name="WW8Num11z2" style:num-suffix="." text:bullet-char="">
        <style:list-level-properties text:space-before="6.985cm" text:min-label-width="0.635cm"/>
        <style:text-properties style:font-name="Wingdings"/>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2" style:num-suffix="." text:bullet-char="">
        <style:list-level-properties text:space-before="9.525cm" text:min-label-width="0.635cm"/>
        <style:text-properties style:font-name="Wingdings"/>
      </text:list-level-style-bullet>
      <text:list-level-style-bullet text:level="8" text:style-name="WW8Num11z2" style:num-suffix="." text:bullet-char="">
        <style:list-level-properties text:space-before="10.795cm" text:min-label-width="0.635cm"/>
        <style:text-properties style:font-name="Wingdings"/>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format="" text:start-value="0"/>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2" style:num-suffix="." text:bullet-char="">
        <style:list-level-properties text:space-before="4.445cm" text:min-label-width="0.635cm"/>
        <style:text-properties style:font-name="Wingdings"/>
      </text:list-level-style-bullet>
      <text:list-level-style-bullet text:level="5" text:style-name="WW8Num13z2" style:num-suffix="." text:bullet-char="">
        <style:list-level-properties text:space-before="5.715cm" text:min-label-width="0.635cm"/>
        <style:text-properties style:font-name="Wingdings"/>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2" style:num-suffix="." text:bullet-char="">
        <style:list-level-properties text:space-before="8.255cm" text:min-label-width="0.635cm"/>
        <style:text-properties style:font-name="Wingdings"/>
      </text:list-level-style-bullet>
      <text:list-level-style-bullet text:level="8" text:style-name="WW8Num13z2" style:num-suffix="." text:bullet-char="">
        <style:list-level-properties text:space-before="9.525cm" text:min-label-width="0.635cm"/>
        <style:text-properties style:font-name="Wingdings"/>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2.586cm" text:min-label-width="0.635cm"/>
        <style:text-properties style:font-name="Symbol"/>
      </text:list-level-style-bullet>
      <text:list-level-style-bullet text:level="2" text:style-name="WW8Num14z1" style:num-suffix="." text:bullet-char="o">
        <style:list-level-properties text:space-before="3.856cm" text:min-label-width="0.635cm"/>
        <style:text-properties style:font-name="Courier New1"/>
      </text:list-level-style-bullet>
      <text:list-level-style-bullet text:level="3" text:style-name="WW8Num14z2" style:num-suffix="." text:bullet-char="">
        <style:list-level-properties text:space-before="5.126cm" text:min-label-width="0.635cm"/>
        <style:text-properties style:font-name="Wingdings"/>
      </text:list-level-style-bullet>
      <text:list-level-style-bullet text:level="4" text:style-name="WW8Num14z0" style:num-suffix="." text:bullet-char="">
        <style:list-level-properties text:space-before="6.396cm" text:min-label-width="0.635cm"/>
        <style:text-properties style:font-name="Symbol"/>
      </text:list-level-style-bullet>
      <text:list-level-style-bullet text:level="5" text:style-name="WW8Num14z1" style:num-suffix="." text:bullet-char="o">
        <style:list-level-properties text:space-before="7.666cm" text:min-label-width="0.635cm"/>
        <style:text-properties style:font-name="Courier New1"/>
      </text:list-level-style-bullet>
      <text:list-level-style-bullet text:level="6" text:style-name="WW8Num14z2" style:num-suffix="." text:bullet-char="">
        <style:list-level-properties text:space-before="8.936cm" text:min-label-width="0.635cm"/>
        <style:text-properties style:font-name="Wingdings"/>
      </text:list-level-style-bullet>
      <text:list-level-style-bullet text:level="7" text:style-name="WW8Num14z0" style:num-suffix="." text:bullet-char="">
        <style:list-level-properties text:space-before="10.206cm" text:min-label-width="0.635cm"/>
        <style:text-properties style:font-name="Symbol"/>
      </text:list-level-style-bullet>
      <text:list-level-style-bullet text:level="8" text:style-name="WW8Num14z1" style:num-suffix="." text:bullet-char="o">
        <style:list-level-properties text:space-before="11.476cm" text:min-label-width="0.635cm"/>
        <style:text-properties style:font-name="Courier New1"/>
      </text:list-level-style-bullet>
      <text:list-level-style-bullet text:level="9" text:style-name="WW8Num14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text:style-name="WW8Num16z0" style:num-prefix="Note:" style:num-format="">
        <style:list-level-properties text:space-before="1.911cm" text:min-label-width="1.139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2" style:num-suffix="." text:bullet-char="">
        <style:list-level-properties text:space-before="4.445cm" text:min-label-width="0.635cm"/>
        <style:text-properties style:font-name="Wingdings"/>
      </text:list-level-style-bullet>
      <text:list-level-style-bullet text:level="5" text:style-name="WW8Num17z2" style:num-suffix="." text:bullet-char="">
        <style:list-level-properties text:space-before="5.715cm" text:min-label-width="0.635cm"/>
        <style:text-properties style:font-name="Wingdings"/>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2" style:num-suffix="." text:bullet-char="">
        <style:list-level-properties text:space-before="8.255cm" text:min-label-width="0.635cm"/>
        <style:text-properties style:font-name="Wingdings"/>
      </text:list-level-style-bullet>
      <text:list-level-style-bullet text:level="8" text:style-name="WW8Num17z2" style:num-suffix="." text:bullet-char="">
        <style:list-level-properties text:space-before="9.525cm" text:min-label-width="0.635cm"/>
        <style:text-properties style:font-name="Wingdings"/>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51cm" text:min-label-width="0.635cm"/>
        <style:text-properties style:font-name="Symbol"/>
      </text:list-level-style-bullet>
      <text:list-level-style-bullet text:level="2" text:style-name="WW8Num18z1" style:num-suffix="." text:bullet-char="o">
        <style:list-level-properties text:space-before="3.221cm" text:min-label-width="0.635cm"/>
        <style:text-properties style:font-name="Courier New1"/>
      </text:list-level-style-bullet>
      <text:list-level-style-bullet text:level="3" text:style-name="WW8Num18z2" style:num-suffix="." text:bullet-char="">
        <style:list-level-properties text:space-before="4.491cm" text:min-label-width="0.635cm"/>
        <style:text-properties style:font-name="Wingdings"/>
      </text:list-level-style-bullet>
      <text:list-level-style-bullet text:level="4" text:style-name="WW8Num18z0" style:num-suffix="." text:bullet-char="">
        <style:list-level-properties text:space-before="5.761cm" text:min-label-width="0.635cm"/>
        <style:text-properties style:font-name="Symbol"/>
      </text:list-level-style-bullet>
      <text:list-level-style-bullet text:level="5" text:style-name="WW8Num18z1" style:num-suffix="." text:bullet-char="o">
        <style:list-level-properties text:space-before="7.031cm" text:min-label-width="0.635cm"/>
        <style:text-properties style:font-name="Courier New1"/>
      </text:list-level-style-bullet>
      <text:list-level-style-bullet text:level="6" text:style-name="WW8Num18z2" style:num-suffix="." text:bullet-char="">
        <style:list-level-properties text:space-before="8.301cm" text:min-label-width="0.635cm"/>
        <style:text-properties style:font-name="Wingdings"/>
      </text:list-level-style-bullet>
      <text:list-level-style-bullet text:level="7" text:style-name="WW8Num18z0" style:num-suffix="." text:bullet-char="">
        <style:list-level-properties text:space-before="9.571cm" text:min-label-width="0.635cm"/>
        <style:text-properties style:font-name="Symbol"/>
      </text:list-level-style-bullet>
      <text:list-level-style-bullet text:level="8" text:style-name="WW8Num18z1" style:num-suffix="." text:bullet-char="o">
        <style:list-level-properties text:space-before="10.841cm" text:min-label-width="0.635cm"/>
        <style:text-properties style:font-name="Courier New1"/>
      </text:list-level-style-bullet>
      <text:list-level-style-bullet text:level="9" text:style-name="WW8Num18z2" style:num-suffix="." text:bullet-char="">
        <style:list-level-properties text:space-before="12.11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2" text:consecutive-numbering="true">
      <text:list-level-style-number text:level="1" text:style-name="WW8Num22z0" style:num-prefix="Caution:" style:num-format="">
        <style:list-level-properties text:space-before="1.901cm" text:min-label-width="1.84cm" text:min-label-distance="0.3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1.905cm" text:min-label-width="0.6cm"/>
        <style:text-properties style:font-name="Symbol"/>
      </text:list-level-style-bullet>
      <text:list-level-style-bullet text:level="2" text:style-name="WW8Num23z0" style:num-suffix="." text:bullet-char="">
        <style:list-level-properties text:space-before="2.905cm" text:min-label-width="0.6cm"/>
        <style:text-properties style:font-name="Symbol"/>
      </text:list-level-style-bullet>
      <text:list-level-style-bullet text:level="3" text:style-name="WW8Num23z2" style:num-suffix="." text:bullet-char="">
        <style:list-level-properties text:space-before="3.951cm" text:min-label-width="0.6cm"/>
        <style:text-properties style:font-name="Wingdings"/>
      </text:list-level-style-bullet>
      <text:list-level-style-bullet text:level="4" text:style-name="WW8Num23z3" style:num-suffix="." text:bullet-char="">
        <style:list-level-properties text:space-before="5.669cm" text:min-label-width="0.635cm"/>
        <style:text-properties style:font-name="Symbol"/>
      </text:list-level-style-bullet>
      <text:list-level-style-bullet text:level="5" text:style-name="WW8Num23z3" style:num-suffix="." text:bullet-char="">
        <style:list-level-properties text:space-before="6.304cm" text:min-label-width="0.635cm"/>
        <style:text-properties style:font-name="Symbol"/>
      </text:list-level-style-bullet>
      <text:list-level-style-bullet text:level="6" text:style-name="WW8Num23z2" style:num-suffix="." text:bullet-char="">
        <style:list-level-properties text:space-before="6.939cm" text:min-label-width="0.635cm"/>
        <style:text-properties style:font-name="Wingdings"/>
      </text:list-level-style-bullet>
      <text:list-level-style-bullet text:level="7" text:style-name="WW8Num23z2" style:num-suffix="." text:bullet-char="">
        <style:list-level-properties text:space-before="7.574cm" text:min-label-width="0.635cm"/>
        <style:text-properties style:font-name="Wingdings"/>
      </text:list-level-style-bullet>
      <text:list-level-style-bullet text:level="8" text:style-name="WW8Num23z3" style:num-suffix="." text:bullet-char="">
        <style:list-level-properties text:space-before="8.209cm" text:min-label-width="0.635cm"/>
        <style:text-properties style:font-name="Symbol"/>
      </text:list-level-style-bullet>
      <text:list-level-style-bullet text:level="9" text:style-name="WW8Num23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1.951cm" text:min-label-width="0.6cm"/>
        <style:text-properties style:font-name="Symbol"/>
      </text:list-level-style-bullet>
      <text:list-level-style-bullet text:level="2" text:style-name="WW8Num24z1" style:num-suffix="." text:bullet-char="">
        <style:list-level-properties text:space-before="2.951cm" text:min-label-width="0.6cm"/>
        <style:text-properties style:font-name="Wingdings"/>
      </text:list-level-style-bullet>
      <text:list-level-style-bullet text:level="3" text:style-name="WW8Num24z1" style:num-suffix="." text:bullet-char="">
        <style:list-level-properties text:space-before="3.951cm" text:min-label-width="0.6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3" style:num-suffix="." text:bullet-char="">
        <style:list-level-properties text:space-before="6.35cm" text:min-label-width="0.635cm"/>
        <style:text-properties style:font-name="Symbol"/>
      </text:list-level-style-bullet>
      <text:list-level-style-bullet text:level="6" text:style-name="WW8Num24z5" style:num-suffix="." text:bullet-char="">
        <style:list-level-properties text:space-before="6.985cm" text:min-label-width="0.635cm"/>
        <style:text-properties style:font-name="Wingdings"/>
      </text:list-level-style-bullet>
      <text:list-level-style-bullet text:level="7" text:style-name="WW8Num24z5" style:num-suffix="." text:bullet-char="">
        <style:list-level-properties text:space-before="7.62cm" text:min-label-width="0.635cm"/>
        <style:text-properties style:font-name="Wingdings"/>
      </text:list-level-style-bullet>
      <text:list-level-style-bullet text:level="8" text:style-name="WW8Num24z3" style:num-suffix="." text:bullet-char="">
        <style:list-level-properties text:space-before="8.255cm" text:min-label-width="0.635cm"/>
        <style:text-properties style:font-name="Symbol"/>
      </text:list-level-style-bullet>
      <text:list-level-style-bullet text:level="9" text:style-name="WW8Num24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0" style:num-suffix="." text:bullet-char="">
        <style:list-level-properties text:space-before="1.27cm" text:min-label-width="0.635cm"/>
        <style:text-properties style:font-name="Symbol"/>
      </text:list-level-style-bullet>
      <text:list-level-style-bullet text:level="3" text:style-name="WW8Num25z2" style:num-suffix="." text:bullet-char="">
        <style:list-level-properties text:space-before="1.905cm" text:min-label-width="0.635cm"/>
        <style:text-properties style:font-name="Wingdings"/>
      </text:list-level-style-bullet>
      <text:list-level-style-bullet text:level="4" text:style-name="WW8Num25z2" style:num-suffix="." text:bullet-char="">
        <style:list-level-properties text:space-before="2.54cm" text:min-label-width="0.635cm"/>
        <style:text-properties style:font-name="Wingdings"/>
      </text:list-level-style-bullet>
      <text:list-level-style-bullet text:level="5" text:style-name="WW8Num25z0" style:num-suffix="." text:bullet-char="">
        <style:list-level-properties text:space-before="3.175cm" text:min-label-width="0.635cm"/>
        <style:text-properties style:font-name="Symbol"/>
      </text:list-level-style-bullet>
      <text:list-level-style-bullet text:level="6" text:style-name="WW8Num25z2" style:num-suffix="." text:bullet-char="">
        <style:list-level-properties text:space-before="3.81cm" text:min-label-width="0.635cm"/>
        <style:text-properties style:font-name="Wingdings"/>
      </text:list-level-style-bullet>
      <text:list-level-style-bullet text:level="7" text:style-name="WW8Num25z2" style:num-suffix="." text:bullet-char="">
        <style:list-level-properties text:space-before="4.445cm" text:min-label-width="0.635cm"/>
        <style:text-properties style:font-name="Wingdings"/>
      </text:list-level-style-bullet>
      <text:list-level-style-bullet text:level="8" text:style-name="WW8Num25z0" style:num-suffix="." text:bullet-char="">
        <style:list-level-properties text:space-before="5.08cm" text:min-label-width="0.635cm"/>
        <style:text-properties style:font-name="Symbol"/>
      </text:list-level-style-bullet>
      <text:list-level-style-bullet text:level="9" text:style-name="WW8Num25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6">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28">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margin-top="0cm" fo:margin-bottom="0.494cm"/>
    </style:style>
    <style:style style:name="P2" style:family="paragraph" style:parent-style-name="Footer">
      <style:paragraph-properties fo:margin-top="0cm" fo:margin-bottom="0.494cm"/>
    </style:style>
    <style:style style:name="P3" style:family="paragraph" style:parent-style-name="footereven">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even">
      <style:paragraph-properties fo:margin-top="0cm" fo:margin-bottom="0.494cm"/>
    </style:style>
    <style:style style:name="P6" style:family="paragraph" style:parent-style-name="Footer">
      <style:paragraph-properties fo:margin-left="0.035cm" fo:margin-right="0cm" fo:text-indent="0cm" style:auto-text-indent="false"/>
    </style:style>
    <style:style style:name="P7"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8"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9" style:family="paragraph" style:parent-style-name="Footer">
      <style:paragraph-properties fo:text-align="end" style:justify-single-word="false"/>
    </style:style>
    <style:style style:name="P10" style:family="paragraph" style:parent-style-name="Footer">
      <style:paragraph-properties fo:margin-left="0.071cm" fo:margin-right="0cm" fo:text-indent="0cm" style:auto-text-indent="false"/>
    </style:style>
    <style:style style:name="P11" style:family="paragraph" style:parent-style-name="Standard">
      <style:paragraph-properties fo:margin-top="0cm" fo:margin-bottom="0.494cm"/>
    </style:style>
    <style:style style:name="T1" style:family="text"/>
    <style:page-layout style:name="pm1">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2">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pm1">
      <style:header>
        <text:p text:style-name="P1"/>
      </style:header>
      <style:header-left>
        <text:p text:style-name="P1"/>
      </style:header-left>
      <style:footer>
        <text:p text:style-name="P2"/>
      </style:footer>
      <style:footer-left>
        <text:p text:style-name="P2"/>
      </style:footer-left>
    </style:master-page>
    <style:master-page style:name="First_20_Page" style:display-name="First Page" style:page-layout-name="pm1" style:next-style-name="Standard">
      <style:header>
        <text:p text:style-name="P1"/>
      </style:header>
      <style:footer>
        <text:p text:style-name="P3"><text:span text:style-name="Page_20_Number">JBTA-AG</text:span>-<text:date style:data-style-name="N30" text:date-value="2009-02-14T22:27:44.99">2/14/09</text:date><text:tab/><text:span text:style-name="Page_20_Number"><text:page-number text:select-page="current">13</text:page-number></text:span></text:p>
      </style:footer>
    </style:master-page>
    <style:master-page style:name="Convert_20_1" style:display-name="Convert 1" style:page-layout-name="pm1" style:next-style-name="Next_20_convert_20_1">
      <style:header>
        <text:p text:style-name="P1"/>
      </style:header>
      <style:footer>
        <text:p text:style-name="P3"><text:span text:style-name="Page_20_Number">ATA-AG</text:span>-<text:date style:data-style-name="N30" text:date-value="2009-02-14T22:27:44.99">14/02/09</text:date><text:tab/><text:span text:style-name="Page_20_Number"><text:page-number text:select-page="current">13</text:page-number></text:span></text:p>
      </style:footer>
    </style:master-page>
    <style:master-page style:name="Next_20_convert_20_1" style:display-name="Next convert 1" style:page-layout-name="pm1">
      <style:header>
        <text:p text:style-name="P4"><text:tab/><text:tab/>Transports</text:p>
      </style:header>
      <style:header-left>
        <text:p text:style-name="P5">ArjunaMS Administration Guide</text:p>
      </style:header-left>
      <style:footer>
        <text:p text:style-name="P3"><text:span text:style-name="Page_20_Number">ATA-AG</text:span>-<text:date style:data-style-name="N30" text:date-value="2009-02-14T22:27:44.99">14/02/09</text:date><text:span text:style-name="Page_20_Number"><text:tab/></text:span><text:span text:style-name="Page_20_Number"><text:page-number text:select-page="current">13</text:page-number></text:span></text:p>
      </style:footer>
      <style:footer-left>
        <text:p text:style-name="P3"><text:span text:style-name="Page_20_Number"><text:page-number text:select-page="current">13</text:page-number></text:span><text:span text:style-name="Page_20_Number"><text:tab/>ATA-AG-</text:span><text:span text:style-name="Page_20_Number"><text:date style:data-style-name="N30" text:date-value="2009-02-14T22:27:44.99">14/02/09</text:date></text:span><text:span text:style-name="Page_20_Number"> </text:span></text:p>
      </style:footer-left>
    </style:master-page>
    <style:master-page style:name="Convert_20_2" style:display-name="Convert 2" style:page-layout-name="pm2" style:next-style-name="Next_20_convert_20_2">
      <style:header>
        <text:p text:style-name="P1"/>
      </style:header>
      <style:footer>
        <text:p text:style-name="P6"><text:page-number text:select-page="current">13</text:page-number></text:p>
      </style:footer>
    </style:master-page>
    <style:master-page style:name="Next_20_convert_20_2" style:display-name="Next convert 2" style:page-layout-name="pm2">
      <style:header>
        <text:p text:style-name="P7"/>
      </style:header>
      <style:header-left>
        <text:p text:style-name="P8"><text:bookmark-ref text:reference-format="text" text:ref-name="prodname">JBoss Transactions API 4.4.0</text:bookmark-ref><text:bookmark-ref text:reference-format="text" text:ref-name="docname">Administration Guide</text:bookmark-ref></text:p>
      </style:header-left>
      <style:footer>
        <text:p text:style-name="P9"><text:page-number text:select-page="current">13</text:page-number></text:p>
      </style:footer>
      <style:footer-left>
        <text:p text:style-name="Footer"/>
      </style:footer-left>
    </style:master-page>
    <style:master-page style:name="Convert_20_3" style:display-name="Convert 3" style:page-layout-name="pm3" style:next-style-name="Next_20_convert_20_3">
      <style:header>
        <text:p text:style-name="P1"/>
      </style:header>
      <style:footer>
        <text:p text:style-name="P10"><text:page-number text:select-page="current">13</text:page-number></text:p>
      </style:footer>
    </style:master-page>
    <style:master-page style:name="Next_20_convert_20_3" style:display-name="Next convert 3" style:page-layout-name="pm3">
      <style:header>
        <text:p text:style-name="P7">Administration of ArjunaTA</text:p>
      </style:header>
      <style:header-left>
        <text:p text:style-name="P11"/>
      </style:header-left>
      <style:footer>
        <text:p text:style-name="P9"><text:page-number text:select-page="current">13</text:page-number></text:p>
      </style:footer>
      <style:footer-left>
        <text:p text:style-name="Footer"><text:page-number text:select-page="current">13</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dc:title>Arjuna PROD x</dc:title>
    <meta:initial-creator>Mark Little</meta:initial-creator>
    <meta:creation-date>2003-05-13T19:52:00</meta:creation-date>
    <dc:date>2009-02-14T22:27:41</dc:date>
    <meta:print-date>2008-03-13T15:16:00</meta:print-date>
    <dc:language>en-US</dc:language>
    <meta:editing-cycles>54</meta:editing-cycles>
    <meta:editing-duration>PT5H39M41S</meta:editing-duration>
    <meta:user-defined meta:name="Info 1"/>
    <meta:user-defined meta:name="Info 2"/>
    <meta:user-defined meta:name="Info 3"/>
    <meta:user-defined meta:name="Info 4"/>
    <meta:document-statistic meta:table-count="1" meta:image-count="1" meta:object-count="0" meta:page-count="13" meta:paragraph-count="198" meta:word-count="3710" meta:character-count="25870"/>
  </office:meta>
</office:document-meta>
</file>